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78" calcext:value-type="float">
            <text:p>89.0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3392" calcext:value-type="float">
            <text:p>85.8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304" calcext:value-type="float">
            <text:p>89.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201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652" calcext:value-type="float">
            <text:p>86.4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2808" calcext:value-type="float">
            <text:p>85.7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201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3904" calcext:value-type="float">
            <text:p>80.0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7504" calcext:value-type="float">
            <text:p>89.7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4216" calcext:value-type="float">
            <text:p>91.6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7984" calcext:value-type="float">
            <text:p>85.9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200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4936" calcext:value-type="float">
            <text:p>78.3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200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199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1997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199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1056" calcext:value-type="float">
            <text:p>73.9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199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199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601</text:p>
          </table:table-cell>
          <table:table-cell office:value-type="string" calcext:value-type="string">
            <text:p>198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